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>
      <style:text-properties style:font-name="Arial1" fo:font-size="10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ocation</text:h>
      <text:p text:style-name="P1">A metadatabase keeps track of dynamic configurable location hierarchy - which is configurable in both width and depth - that is: one can define as many levels as one like - and each level can also have as many attributes as one would like.</text:p>
      <text:p text:style-name="P1">The location hierarchy is linked with foreign keys with - and querying a certain level generates a query with proper join statements to the top of the hierarchy. The sql-query is stored in a cache table for later us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25:35</dc:date>
    <dc:language>en-US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81" meta:character-count="464"/>
  </office:meta>
</office:document-meta>
</file>